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09.84pt"/>
    </style:style>
    <style:style style:name="co13" style:family="table-column">
      <style:table-column-properties fo:break-before="auto" style:column-width="138.05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27.89pt"/>
    </style:style>
    <style:style style:name="co16" style:family="table-column">
      <style:table-column-properties fo:break-before="auto" style:column-width="20.15pt"/>
    </style:style>
    <style:style style:name="co20" style:family="table-column">
      <style:table-column-properties fo:break-before="auto" style:column-width="18.11pt"/>
    </style:style>
    <style:style style:name="co21" style:family="table-column">
      <style:table-column-properties fo:break-before="auto" style:column-width="404.9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0.75pt"/>
    </style:style>
    <style:style style:name="co24" style:family="table-column">
      <style:table-column-properties fo:break-before="auto" style:column-width="84.3pt"/>
    </style:style>
    <style:style style:name="co25" style:family="table-column">
      <style:table-column-properties fo:break-before="auto" style:column-width="168.6pt"/>
    </style:style>
    <style:style style:name="co26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8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ackground-color="#ffffcc" fo:border="0.06pt solid #000000"/>
      <style:text-properties style:text-position=""/>
    </style:style>
    <style:style style:name="ce75" style:family="table-cell" style:parent-style-name="Default">
      <style:table-cell-properties fo:background-color="#ccffff" fo:border="0.06pt solid #000000"/>
      <style:text-properties style:text-position=""/>
    </style:style>
    <style:style style:name="ce76" style:family="table-cell" style:parent-style-name="Default">
      <style:table-cell-properties fo:background-color="#ffcc99" fo:border="0.06pt solid #000000"/>
      <style:text-properties style:text-position=""/>
    </style:style>
    <style:style style:name="ce114" style:family="table-cell" style:parent-style-name="Default">
      <style:text-properties style:text-position="" style:font-name="Liberation Mono" style:font-name-asian="WenQuanYi Micro Hei" style:font-name-complex="Lohit Devanagari"/>
    </style:style>
    <style:style style:name="ce115" style:family="table-cell" style:parent-style-name="Default">
      <style:text-properties fo:color="#212121"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6" style:family="table-cell" style:parent-style-name="Default">
      <style:text-properties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/>
    </style:style>
    <style:style style:name="ce21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99cccc" fo:border="0.06pt solid #000000"/>
    </style:style>
    <style:style style:name="ce23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fo:background-color="#9999cc" fo:border="0.06pt solid #000000"/>
    </style:style>
    <style:style style:name="ce31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2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3" style:family="table-cell" style:parent-style-name="Default">
      <style:table-cell-properties fo:background-color="#6699cc" fo:border="0.06pt solid #000000"/>
    </style:style>
    <style:style style:name="ce34" style:family="table-cell" style:parent-style-name="Default">
      <style:table-cell-properties fo:background-color="#cc9999" fo:border="0.06pt solid #000000"/>
    </style:style>
    <style:style style:name="ce35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6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99cc66" fo:border="0.06pt solid #000000"/>
    </style:style>
    <style:style style:name="ce38" style:family="table-cell" style:parent-style-name="Default">
      <style:table-cell-properties fo:background-color="#cc6699" fo:border="0.06pt solid #000000"/>
    </style:style>
    <style:style style:name="ce39" style:family="table-cell" style:parent-style-name="Default">
      <style:table-cell-properties fo:background-color="#66cc99" fo:border="0.06pt solid #000000"/>
    </style:style>
    <style:style style:name="ce40" style:family="table-cell" style:parent-style-name="Default">
      <style:table-cell-properties fo:background-color="#cccc99" fo:border="0.06pt solid #000000"/>
    </style:style>
    <style:style style:name="ce41" style:family="table-cell" style:parent-style-name="Default">
      <style:table-cell-properties fo:background-color="#cccccc" fo:border="0.06pt solid #000000"/>
      <style:text-properties style:use-window-font-color="true"/>
    </style:style>
    <style:style style:name="ce4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8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8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8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dddd" fo:border="0.06pt solid #000000"/>
    </style:style>
    <style:style style:name="ce85" style:family="table-cell" style:parent-style-name="Default">
      <style:table-cell-properties fo:background-color="#dddddd" fo:border="0.06pt solid #000000"/>
      <style:text-properties fo:color="#ff3333"/>
    </style:style>
    <style:style style:name="ce86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ddddd" fo:border="0.06pt solid #000000"/>
      <style:text-properties fo:color="#ff6600"/>
    </style:style>
    <style:style style:name="ce8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9" style:family="table-cell" style:parent-style-name="Default">
      <style:table-cell-properties fo:background-color="#ffffcc" fo:border="0.06pt solid #00000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99" fo:border="0.06pt solid #000000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105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6" style:family="table-cell" style:parent-style-name="Default" style:data-style-name="N123"/>
    <style:style style:name="ce10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18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24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2" style:family="table-cell" style:parent-style-name="Default">
      <style:text-properties style:font-name="Liberation Mono" style:font-name-asian="WenQuanYi Micro Hei" style:font-name-complex="Lohit Devanagari"/>
    </style:style>
    <style:style style:name="ce133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34" style:family="table-cell" style:parent-style-name="Default"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2"/>
        <table:table-column table:style-name="co13" table:default-cell-style-name="Default"/>
        <table:table-column table:style-name="co14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2" office:value-type="string" calcext:value-type="string">
            <text:p>4.4.0(MC-1.7.10)</text:p>
          </table:table-cell>
          <table:table-cell table:style-name="ce42" office:value-type="string" calcext:value-type="string">
            <text:p>5.0.0(MC-1.12.2)</text:p>
          </table:table-cell>
          <table:table-cell table:style-name="ce42" office:value-type="string" calcext:value-type="string">
            <text:p>Runs</text:p>
          </table:table-cell>
          <table:table-cell table:style-name="ce42" office:value-type="string" calcext:value-type="string">
            <text:p>Jar</text:p>
          </table:table-cell>
          <table:table-cell table:style-name="ce42" office:value-type="string" calcext:value-type="string">
            <text:p>🔗</text:p>
          </table:table-cell>
          <table:table-cell table:style-name="ce83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10">
            <text:p>Ferreusveritas</text:p>
          </table:table-cell>
          <table:table-cell table:style-name="ce30" office:value-type="string" calcext:value-type="string">
            <text:p>Archery Target</text:p>
          </table:table-cell>
          <table:table-cell table:style-name="ce43" office:value-type="string" calcext:value-type="string">
            <text:p>1.1.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/>
          <table:table-cell table:style-name="ce84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0" office:value-type="string" calcext:value-type="string">
            <text:p>Basalt</text:p>
          </table:table-cell>
          <table:table-cell table:style-name="ce43" office:value-type="string" calcext:value-type="string">
            <text:p>1.9.4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/>
          <table:table-cell table:style-name="ce84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Davecraft</text:p>
          </table:table-cell>
          <table:table-cell table:style-name="ce44" office:value-type="string" calcext:value-type="string">
            <text:p>4.4.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/>
          <table:table-cell table:style-name="ce84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30" office:value-type="string" calcext:value-type="string">
            <text:p>Cathedral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1.12.2-1.9.7g.jar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athedral/files" xlink:type="simple">🔗</text:a></text:p>
          </table:table-cell>
          <table:table-cell table:style-name="ce84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30" office:value-type="string" calcext:value-type="string">
            <text:p>Dynamic Trees</text:p>
          </table:table-cell>
          <table:table-cell table:style-name="ce43" office:value-type="string" calcext:value-type="string">
            <text:p>0.6.5</text:p>
          </table:table-cell>
          <table:table-cell table:style-name="ce58" office:value-type="string" calcext:value-type="string">
            <text:p>1.12.2-0.8.2.jar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84"/>
        </table:table-row>
        <table:table-row table:style-name="ro1">
          <table:covered-table-cell/>
          <table:table-cell table:style-name="ce30" office:value-type="string" calcext:value-type="string">
            <text:p>RF Rotors</text:p>
          </table:table-cell>
          <table:table-cell table:style-name="ce43" office:value-type="string" calcext:value-type="string">
            <text:p>0.5a</text:p>
          </table:table-cell>
          <table:table-cell table:style-name="ce58" office:value-type="string" calcext:value-type="string">
            <text:p>In progress</text:p>
          </table:table-cell>
          <table:table-cell table:style-name="ce70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string" calcext:value-type="string">
            <text:p><text:a xlink:href="https://github.com/ferreusveritas/RFRotors" xlink:type="simple">🔗</text:a></text:p>
          </table:table-cell>
          <table:table-cell table:style-name="ce84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StarGarden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1.12.2-1.1.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github.com/ferreusveritas/StarGarden" xlink:type="simple">🔗</text:a></text:p>
          </table:table-cell>
          <table:table-cell table:style-name="ce84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Magic Cracker Factory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1.12.2-0.3.1m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github.com/ferreusveritas/MagicCrackerFactory" xlink:type="simple">🔗</text:a></text:p>
          </table:table-cell>
          <table:table-cell table:style-name="ce84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Warp Book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3.1.3b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warp-book/files" xlink:type="simple">🔗</text:a></text:p>
          </table:table-cell>
          <table:table-cell table:style-name="ce84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Nomisma</text:p>
          </table:table-cell>
          <table:table-cell table:style-name="ce44" office:value-type="string" calcext:value-type="string">
            <text:p>1.1.0</text:p>
          </table:table-cell>
          <table:table-cell table:style-name="ce58" office:value-type="string" calcext:value-type="string">
            <text:p>1.12.2-0.1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nomisma/files" xlink:type="simple">🔗</text:a></text:p>
          </table:table-cell>
          <table:table-cell table:style-name="ce84" office:value-type="string" calcext:value-type="string">
            <text:p>General purpose currency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7">
            <text:p>CoFH Mods</text:p>
          </table:table-cell>
          <table:table-cell table:style-name="ce32" office:value-type="string" calcext:value-type="string">
            <text:p>Thermal Dynamics</text:p>
          </table:table-cell>
          <table:table-cell table:style-name="ce46" office:value-type="string" calcext:value-type="string">
            <text:p>1.2.1-172</text:p>
          </table:table-cell>
          <table:table-cell table:style-name="ce46" office:value-type="string" calcext:value-type="string">
            <text:p>1.12.2-2.5.2.1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Thermal Expansion</text:p>
          </table:table-cell>
          <table:table-cell table:style-name="ce47" office:value-type="string" calcext:value-type="string">
            <text:p>4.1.5-248</text:p>
          </table:table-cell>
          <table:table-cell table:style-name="ce47" office:value-type="string" calcext:value-type="string">
            <text:p>1.12.2-5.5.2.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85"/>
        </table:table-row>
        <table:table-row table:style-name="ro1">
          <table:covered-table-cell table:style-name="ce14"/>
          <table:table-cell table:style-name="ce33" office:value-type="string" calcext:value-type="string">
            <text:p>Thermal Foundation</text:p>
          </table:table-cell>
          <table:table-cell table:style-name="ce47" office:value-type="string" calcext:value-type="string">
            <text:p>1.2.6-118</text:p>
          </table:table-cell>
          <table:table-cell table:style-name="ce47" office:value-type="string" calcext:value-type="string">
            <text:p>1.12.2-2.6.1.2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Redstone Arsenal</text:p>
          </table:table-cell>
          <table:table-cell table:style-name="ce47" office:value-type="string" calcext:value-type="string">
            <text:p>1.1.3-97</text:p>
          </table:table-cell>
          <table:table-cell table:style-name="ce47" office:value-type="string" calcext:value-type="string">
            <text:p>1.12.2-2.6.0.1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Redstone Flux</text:p>
          </table:table-cell>
          <table:table-cell table:style-name="ce45" office:value-type="string" calcext:value-type="string">
            <text:p>--</text:p>
          </table:table-cell>
          <table:table-cell table:style-name="ce47" office:value-type="string" calcext:value-type="string">
            <text:p>1.12-2.1.0.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CoFH Core</text:p>
          </table:table-cell>
          <table:table-cell table:style-name="ce47" office:value-type="string" calcext:value-type="string">
            <text:p>3.1.4-329</text:p>
          </table:table-cell>
          <table:table-cell table:style-name="ce47" office:value-type="string" calcext:value-type="string">
            <text:p>1.12.2-4.6.1.2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fhcore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CoFH World</text:p>
          </table:table-cell>
          <table:table-cell table:style-name="ce45" office:value-type="string" calcext:value-type="string">
            <text:p>--</text:p>
          </table:table-cell>
          <table:table-cell table:style-name="ce47" office:value-type="string" calcext:value-type="string">
            <text:p>1.12.2-1.3.0.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fh-world/files" xlink:type="simple">🔗</text:a></text:p>
          </table:table-cell>
          <table:table-cell table:style-name="ce84"/>
        </table:table-row>
        <table:table-row table:style-name="ro1">
          <table:table-cell table:style-name="ce15" office:value-type="string" calcext:value-type="string" table:number-columns-spanned="1" table:number-rows-spanned="11">
            <text:p>Project Red Mods</text:p>
          </table:table-cell>
          <table:table-cell table:style-name="ce34" office:value-type="string" calcext:value-type="string">
            <text:p>ProjectRed Base</text:p>
          </table:table-cell>
          <table:table-cell table:style-name="ce48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84"/>
        </table:table-row>
        <table:table-row table:style-name="ro1">
          <table:covered-table-cell table:style-name="ce16"/>
          <table:table-cell table:style-name="ce35" office:value-type="string" calcext:value-type="string">
            <text:p>ProjectRed Fabrication</text:p>
          </table:table-cell>
          <table:table-cell table:style-name="ce49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84"/>
        </table:table-row>
        <table:table-row table:style-name="ro1">
          <table:covered-table-cell table:style-name="ce17"/>
          <table:table-cell table:style-name="ce34" office:value-type="string" calcext:value-type="string">
            <text:p>ProjectRed Integration</text:p>
          </table:table-cell>
          <table:table-cell table:style-name="ce48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84"/>
        </table:table-row>
        <table:table-row table:style-name="ro1">
          <table:covered-table-cell table:style-name="ce17"/>
          <table:table-cell table:style-name="ce34" office:value-type="string" calcext:value-type="string">
            <text:p>ProjectRed Lighting</text:p>
          </table:table-cell>
          <table:table-cell table:style-name="ce48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84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MtTJPCore</text:p>
          </table:table-cell>
          <table:table-cell table:style-name="ce48" office:value-type="string" calcext:value-type="string">
            <text:p>1.1.0.33</text:p>
          </table:table-cell>
          <table:table-cell table:style-name="ce48" office:value-type="string" calcext:value-type="string">
            <text:p>1.12.2-2.1.3.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rtjpcore/files" xlink:type="simple">🔗</text:a></text:p>
          </table:table-cell>
          <table:table-cell table:style-name="ce84" office:value-type="string" calcext:value-type="string">
            <text:p>Needed for Project Red</text:p>
          </table:table-cell>
        </table:table-row>
        <table:table-row table:style-name="ro1">
          <table:covered-table-cell table:style-name="ce17"/>
          <table:table-cell table:style-name="ce36" office:value-type="string" calcext:value-type="string">
            <text:p>CodeChicken Lib</text:p>
          </table:table-cell>
          <table:table-cell table:style-name="ce50" office:value-type="string" calcext:value-type="string">
            <text:p>1.0.7.47</text:p>
          </table:table-cell>
          <table:table-cell table:style-name="ce50" office:value-type="string" calcext:value-type="string">
            <text:p>1.12.2-3.2.2.353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84" office:value-type="string" calcext:value-type="string">
            <text:p>Needed for Project Red</text:p>
          </table:table-cell>
        </table:table-row>
        <table:table-row table:style-name="ro1">
          <table:covered-table-cell table:style-name="ce17"/>
          <table:table-cell table:style-name="ce36" office:value-type="string" calcext:value-type="string">
            <text:p>ForgeMultipart</text:p>
          </table:table-cell>
          <table:table-cell table:style-name="ce50" office:value-type="string" calcext:value-type="string">
            <text:p>1.2.0.345</text:p>
          </table:table-cell>
          <table:table-cell table:style-name="ce50" office:value-type="string" calcext:value-type="string">
            <text:p>1.12.2-2.5.0.7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84" office:value-type="string" calcext:value-type="string">
            <text:p>Needed for Project Red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ProjectRed Mechanical</text:p>
          </table:table-cell>
          <table:table-cell table:style-name="ce48" office:value-type="string" calcext:value-type="string">
            <text:p>4.7.0pre12.95</text:p>
          </table:table-cell>
          <table:table-cell table:style-name="ce59" office:value-type="string" calcext:value-type="string">
            <text:p>1.12.2-4.9.1.92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84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ProjectRed World</text:p>
          </table:table-cell>
          <table:table-cell table:style-name="ce48" office:value-type="string" calcext:value-type="string">
            <text:p>4.7.0pre12.95</text:p>
          </table:table-cell>
          <table:table-cell table:style-name="ce59" office:value-type="string" calcext:value-type="string">
            <text:p>1.12.2-4.9.1.92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84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ProjectRed Compat</text:p>
          </table:table-cell>
          <table:table-cell table:style-name="ce48" office:value-type="string" calcext:value-type="string">
            <text:p>4.7.0pre12.95</text:p>
          </table:table-cell>
          <table:table-cell table:style-name="ce45" office:value-type="string" calcext:value-type="string">
            <text:p>1.12.2-4.9.1.92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84"/>
        </table:table-row>
        <table:table-row table:style-name="ro1">
          <table:covered-table-cell table:style-name="ce17"/>
          <table:table-cell table:style-name="ce34" office:value-type="string" calcext:value-type="string">
            <text:p>ForgeRelocation</text:p>
          </table:table-cell>
          <table:table-cell table:style-name="ce48" office:value-type="string" calcext:value-type="string">
            <text:p>0.0.1.4</text:p>
          </table:table-cell>
          <table:table-cell table:style-name="ce45" office:value-type="string" calcext:value-type="string">
            <text:p>Not Needed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84"/>
        </table:table-row>
        <table:table-row table:style-name="ro1">
          <table:table-cell table:style-name="ce18" office:value-type="string" calcext:value-type="string" table:number-columns-spanned="1" table:number-rows-spanned="34">
            <text:p>Misc Mods</text:p>
          </table:table-cell>
          <table:table-cell table:style-name="ce37" office:value-type="string" calcext:value-type="string">
            <text:p>AutoRegLib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3-2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autoreglib/files" xlink:type="simple">🔗</text:a></text:p>
          </table:table-cell>
          <table:table-cell table:style-name="ce84" office:value-type="string" calcext:value-type="string">
            <text:p>Library required by Quark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BetterFoliage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MC1.12-2.1.1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Biomes O’ Plenty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7.0.1.239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84"/>
        </table:table-row>
        <table:table-row table:style-name="ro1">
          <table:covered-table-cell table:style-name="ce18"/>
          <table:table-cell table:style-name="ce37" office:value-type="string" calcext:value-type="string">
            <text:p>ChickenASM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-1.0.2.7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://chickenbones.net/maven/codechicken/ChickenASM/" xlink:type="simple">🔗</text:a></text:p>
          </table:table-cell>
          <table:table-cell table:style-name="ce84" office:value-type="string" calcext:value-type="string">
            <text:p>Downloaded automatically</text:p>
          </table:table-cell>
        </table:table-row>
        <table:table-row table:style-name="ro1">
          <table:covered-table-cell table:style-name="ce18"/>
          <table:table-cell table:style-name="ce37" office:value-type="string" calcext:value-type="string">
            <text:p>ChickenChunks</text:p>
          </table:table-cell>
          <table:table-cell table:style-name="ce51" office:value-type="string" calcext:value-type="string">
            <text:p>1.3.4.19</text:p>
          </table:table-cell>
          <table:table-cell table:style-name="ce51" office:value-type="string" calcext:value-type="string">
            <text:p>1.12.2-2.4.1.73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Chisel</text:p>
          </table:table-cell>
          <table:table-cell table:style-name="ce51" office:value-type="string" calcext:value-type="string">
            <text:p>2.9.5.11</text:p>
          </table:table-cell>
          <table:table-cell table:style-name="ce51" office:value-type="string" calcext:value-type="string">
            <text:p>MC1.12.2-0.2.1.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hisel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Chococraft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0.9.7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ComputerCraft</text:p>
          </table:table-cell>
          <table:table-cell table:style-name="ce51" office:value-type="float" office:value="1.75" calcext:value-type="float">
            <text:p>1.75</text:p>
          </table:table-cell>
          <table:table-cell table:style-name="ce51" office:value-type="string" calcext:value-type="string">
            <text:p>1.80pr1-FV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84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CTM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MC1.12.2-0.3.2.18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tm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rCyanosLootableBodies</text:p>
          </table:table-cell>
          <table:table-cell table:style-name="ce45"/>
          <table:table-cell table:style-name="ce51" office:value-type="string" calcext:value-type="string">
            <text:p>1.12-2.4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ynamicSurroundings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3.4.9.1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ynamic Trees BoP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1.3.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tbop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ynamic Trees PHC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0.1.1a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github.com/ferreusveritas/DynamicTrees-PHC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EnderStorage</text:p>
          </table:table-cell>
          <table:table-cell table:style-name="ce51" office:value-type="string" calcext:value-type="string">
            <text:p>1.4.7.37</text:p>
          </table:table-cell>
          <table:table-cell table:style-name="ce51" office:value-type="string" calcext:value-type="string">
            <text:p>1.12.2-2.4.5.1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Foamflower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1.0.0.0-beta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foamflower/files" xlink:type="simple">🔗</text:a></text:p>
          </table:table-cell>
          <table:table-cell table:style-name="ce84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Hwyla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8.26-B41_1.12.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hwyla/files" xlink:type="simple">🔗</text:a></text:p>
          </table:table-cell>
          <table:table-cell table:style-name="ce84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Inspirations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0.2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Just Enough Dimensions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1.6.0-dev.20180913.0021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lisis Core</text:p>
          </table:table-cell>
          <table:table-cell table:style-name="ce51" office:value-type="string" calcext:value-type="string">
            <text:p>1.7.10-0.14.3</text:p>
          </table:table-cell>
          <table:table-cell table:style-name="ce51" office:value-type="string" calcext:value-type="string">
            <text:p>1.12.2-6.4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lisis Doors</text:p>
          </table:table-cell>
          <table:table-cell table:style-name="ce51" office:value-type="string" calcext:value-type="string">
            <text:p>1.7.10-1.13.2</text:p>
          </table:table-cell>
          <table:table-cell table:style-name="ce51" office:value-type="string" calcext:value-type="string">
            <text:p>1.12.2-7.3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lisis Blocks</text:p>
          </table:table-cell>
          <table:table-cell table:style-name="ce51"/>
          <table:table-cell table:style-name="ce61" office:value-type="string" calcext:value-type="string">
            <text:p>1.12.2-6.1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ntle</text:p>
          </table:table-cell>
          <table:table-cell table:style-name="ce45" office:value-type="string" calcext:value-type="string">
            <text:p>--</text:p>
          </table:table-cell>
          <table:table-cell table:style-name="ce61" office:value-type="string" calcext:value-type="string">
            <text:p>1.12-1.3.2.2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ntle/files" xlink:type="simple">🔗</text:a></text:p>
          </table:table-cell>
          <table:table-cell table:style-name="ce84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Metal Chests</text:p>
          </table:table-cell>
          <table:table-cell table:style-name="ce45" office:value-type="string" calcext:value-type="string">
            <text:p>--</text:p>
          </table:table-cell>
          <table:table-cell table:style-name="ce61" office:value-type="string" calcext:value-type="string">
            <text:p>3.7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84" office:value-type="string" calcext:value-type="string">
            <text:p>Replaces Iron Chests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Mo' Bends</text:p>
          </table:table-cell>
          <table:table-cell table:style-name="ce51" office:value-type="string" calcext:value-type="string">
            <text:p>0.20.1 for MC 1.7.10</text:p>
          </table:table-cell>
          <table:table-cell table:style-name="ce51" office:value-type="string" calcext:value-type="string">
            <text:p>1.12-0.2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o-bends/files" xlink:type="simple">🔗</text:a></text:p>
          </table:table-cell>
          <table:table-cell table:style-name="ce84" office:value-type="string" calcext:value-type="string">
            <text:p>Note: Will be updating soon</text:p>
          </table:table-cell>
        </table:table-row>
        <table:table-row table:style-name="ro1">
          <table:covered-table-cell table:style-name="ce20"/>
          <table:table-cell table:style-name="ce37" office:value-type="string" calcext:value-type="string">
            <text:p>Open Blocks</text:p>
          </table:table-cell>
          <table:table-cell table:style-name="ce51" office:value-type="string" calcext:value-type="string">
            <text:p>1.7.10-1.6</text:p>
          </table:table-cell>
          <table:table-cell table:style-name="ce60" office:value-type="string" calcext:value-type="string">
            <text:p>1.12.2-1.8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openblocks/files" xlink:type="simple">🔗</text:a></text:p>
          </table:table-cell>
          <table:table-cell table:style-name="ce86"/>
        </table:table-row>
        <table:table-row table:style-name="ro1">
          <table:covered-table-cell table:style-name="ce19"/>
          <table:table-cell table:style-name="ce37" office:value-type="string" calcext:value-type="string">
            <text:p>OpenModsLib</text:p>
          </table:table-cell>
          <table:table-cell table:style-name="ce51" office:value-type="string" calcext:value-type="string">
            <text:p>1.7.10-0.10</text:p>
          </table:table-cell>
          <table:table-cell table:style-name="ce60" office:value-type="string" calcext:value-type="string">
            <text:p>1.12.2-0.12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OptiFine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_HD_U_E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optifine.net/download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Pam's HarvestCraft</text:p>
          </table:table-cell>
          <table:table-cell table:style-name="ce51" office:value-type="string" calcext:value-type="string">
            <text:p>1.7.10Lb</text:p>
          </table:table-cell>
          <table:table-cell table:style-name="ce51" office:value-type="string" calcext:value-type="string">
            <text:p>1.12.2z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87"/>
        </table:table-row>
        <table:table-row table:style-name="ro1">
          <table:covered-table-cell table:style-name="ce19"/>
          <table:table-cell table:style-name="ce37" office:value-type="string" calcext:value-type="string">
            <text:p>Quark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r1.5-13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quark/files" xlink:type="simple">🔗</text:a></text:p>
          </table:table-cell>
          <table:table-cell table:style-name="ce84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Rustic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0.1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rustic/files" xlink:type="simple">🔗</text:a></text:p>
          </table:table-cell>
          <table:table-cell table:style-name="ce84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SimplyJetpacks2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2.2.9.58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84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Twilight Forest</text:p>
          </table:table-cell>
          <table:table-cell table:style-name="ce51" office:value-type="string" calcext:value-type="string">
            <text:p>1.7.10-2.3.7</text:p>
          </table:table-cell>
          <table:table-cell table:style-name="ce60" office:value-type="string" calcext:value-type="string">
            <text:p>1.12.2-3.8.68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Vending Block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3.0.1.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Xaeros Minimap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FP1.15.3_Forge_1.1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84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4">
            <text:p>Not Enough Items</text:p>
          </table:table-cell>
          <table:table-cell table:style-name="ce22" office:value-type="string" calcext:value-type="string">
            <text:p>Just Enough Items</text:p>
          </table:table-cell>
          <table:table-cell table:style-name="ce45" office:value-type="string" calcext:value-type="string">
            <text:p>--</text:p>
          </table:table-cell>
          <table:table-cell table:style-name="ce62" office:value-type="string" calcext:value-type="string">
            <text:p>1.12.2-4.12.1.217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ei/files" xlink:type="simple">🔗</text:a></text:p>
          </table:table-cell>
          <table:table-cell table:style-name="ce88"/>
        </table:table-row>
        <table:table-row table:style-name="ro1">
          <table:covered-table-cell table:style-name="ce22"/>
          <table:table-cell table:style-name="ce22" office:value-type="string" calcext:value-type="string">
            <text:p>JEHC(Just enough HC)</text:p>
          </table:table-cell>
          <table:table-cell table:style-name="ce45" office:value-type="string" calcext:value-type="string">
            <text:p>--</text:p>
          </table:table-cell>
          <table:table-cell table:style-name="ce63" office:value-type="string" calcext:value-type="string">
            <text:p>1.12.2-1.6.1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84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JustEnoughResources</text:p>
          </table:table-cell>
          <table:table-cell table:style-name="ce45" office:value-type="string" calcext:value-type="string">
            <text:p>--</text:p>
          </table:table-cell>
          <table:table-cell table:style-name="ce63" office:value-type="string" calcext:value-type="string">
            <text:p>1.12.2-0.8.9.48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84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Just Enough Pattern Banners</text:p>
          </table:table-cell>
          <table:table-cell table:style-name="ce45" office:value-type="string" calcext:value-type="string">
            <text:p>--</text:p>
          </table:table-cell>
          <table:table-cell table:style-name="ce63" office:value-type="string" calcext:value-type="string">
            <text:p>1.12-1.2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84" office:value-type="string" calcext:value-type="string">
            <text:p>Adds recipes for banner patterns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4">
            <text:p>Forge</text:p>
          </table:table-cell>
          <table:table-cell table:style-name="ce38" office:value-type="string" calcext:value-type="string">
            <text:p>Minecraft Coder Pack</text:p>
          </table:table-cell>
          <table:table-cell table:style-name="ce52" office:value-type="float" office:value="9.05" calcext:value-type="float">
            <text:p>9.05</text:p>
          </table:table-cell>
          <table:table-cell table:style-name="ce52" office:value-type="float" office:value="9.42" calcext:value-type="float">
            <text:p>9.4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covered-table-cell table:style-name="ce24"/>
          <table:table-cell table:style-name="ce38" office:value-type="string" calcext:value-type="string">
            <text:p>Minecraft Forge</text:p>
          </table:table-cell>
          <table:table-cell table:style-name="ce52" office:value-type="string" calcext:value-type="string">
            <text:p>10.13.4.1448</text:p>
          </table:table-cell>
          <table:table-cell table:style-name="ce52" office:value-type="string" calcext:value-type="string">
            <text:p>1.12.2-14.23.4.270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covered-table-cell table:style-name="ce24"/>
          <table:table-cell table:style-name="ce38" office:value-type="string" calcext:value-type="string">
            <text:p>Forge Microblocks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part of Forge Multipart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covered-table-cell table:style-name="ce24"/>
          <table:table-cell table:style-name="ce38" office:value-type="string" calcext:value-type="string">
            <text:p>Forge Mod Loader</text:p>
          </table:table-cell>
          <table:table-cell table:style-name="ce52" office:value-type="string" calcext:value-type="string">
            <text:p>7.10.99.99</text:p>
          </table:table-cell>
          <table:table-cell table:style-name="ce52" office:value-type="string" calcext:value-type="string">
            <text:p>8.0.99.9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table-cell table:style-name="ce25" office:value-type="string" calcext:value-type="string" table:number-columns-spanned="1" table:number-rows-spanned="2">
            <text:p>Add Later</text:p>
          </table:table-cell>
          <table:table-cell table:style-name="ce39" office:value-type="string" calcext:value-type="string">
            <text:p>Valkyrien Warfare</text:p>
          </table:table-cell>
          <table:table-cell table:style-name="ce45" office:value-type="string" calcext:value-type="string">
            <text:p>--</text:p>
          </table:table-cell>
          <table:table-cell table:style-name="ce64" office:value-type="string" calcext:value-type="string">
            <text:p>0.9_prerelease_5</text:p>
          </table:table-cell>
          <table:table-cell table:style-name="ce70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84" office:value-type="string" calcext:value-type="string">
            <text:p>Needs a little work</text:p>
          </table:table-cell>
        </table:table-row>
        <table:table-row table:style-name="ro1">
          <table:covered-table-cell table:style-name="ce26"/>
          <table:table-cell table:style-name="ce39" office:value-type="string" calcext:value-type="string">
            <text:p>Enchanting Plus</text:p>
          </table:table-cell>
          <table:table-cell table:style-name="ce53" office:value-type="string" calcext:value-type="string">
            <text:p>1.7.10-3.0.2-d</text:p>
          </table:table-cell>
          <table:table-cell table:style-name="ce64" office:value-type="string" calcext:value-type="string">
            <text:p>In progress</text:p>
          </table:table-cell>
          <table:table-cell table:style-name="ce72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84" office:value-type="string" calcext:value-type="string">
            <text:p>Source available on github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15">
            <text:p>Discontinued Mods</text:p>
          </table:table-cell>
          <table:table-cell table:style-name="ce40" office:value-type="string" calcext:value-type="string">
            <text:p>OpenPeripheral</text:p>
          </table:table-cell>
          <table:table-cell table:style-name="ce54" office:value-type="string" calcext:value-type="string">
            <office:annotation draw:style-name="gr1" draw:text-style-name="P2" svg:width="82.18pt" svg:height="16.89pt" svg:x="355.66pt" svg:y="934.6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5" office:value-type="string" calcext:value-type="string">
            <text:p>No Port</text:p>
          </table:table-cell>
          <table:table-cell table:style-name="ce66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string" calcext:value-type="string">
            <text:p><text:a xlink:href="https://openmods.info/" xlink:type="simple">🔗</text:a></text:p>
          </table:table-cell>
          <table:table-cell table:style-name="ce84" office:value-type="string" calcext:value-type="string">
            <text:p><text:s/>:-(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Growthcraft</text:p>
          </table:table-cell>
          <table:table-cell table:style-name="ce54" office:value-type="string" calcext:value-type="string">
            <text:p>1.7.10-1.3.3</text:p>
          </table:table-cell>
          <table:table-cell table:style-name="ce54" office:value-type="string" calcext:value-type="string">
            <text:p>3.1.0.100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84" office:value-type="string" calcext:value-type="string">
            <text:p>Moving to Rustic instead.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Railcraft</text:p>
          </table:table-cell>
          <table:table-cell table:style-name="ce54" office:value-type="string" calcext:value-type="string">
            <text:p>9.12.2.0</text:p>
          </table:table-cell>
          <table:table-cell table:style-name="ce45" office:value-type="string" calcext:value-type="string">
            <text:p>No Port</text:p>
          </table:table-cell>
          <table:table-cell table:style-name="ce66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string" calcext:value-type="string">
            <text:p><text:a xlink:href="https://minecraft.curseforge.com/projects/railcraft/files" xlink:type="simple">🔗</text:a></text:p>
          </table:table-cell>
          <table:table-cell table:style-name="ce84"/>
        </table:table-row>
        <table:table-row table:style-name="ro1">
          <table:covered-table-cell table:style-name="ce28"/>
          <table:table-cell table:style-name="ce40" office:value-type="string" calcext:value-type="string">
            <text:p>CodeChicken Core</text:p>
          </table:table-cell>
          <table:table-cell table:style-name="ce54" office:value-type="string" calcext:value-type="string">
            <text:p>1.0.7.47</text:p>
          </table:table-cell>
          <table:table-cell table:style-name="ce45" office:value-type="string" calcext:value-type="string">
            <text:p>Not Needed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84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Archimedes' Ships Plus</text:p>
          </table:table-cell>
          <table:table-cell table:style-name="ce54" office:value-type="string" calcext:value-type="string">
            <text:p>1.8.1</text:p>
          </table:table-cell>
          <table:table-cell table:style-name="ce54" office:value-type="string" calcext:value-type="string">
            <text:p>1.12-6.340-full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84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Moving World</text:p>
          </table:table-cell>
          <table:table-cell table:style-name="ce54" office:value-type="string" calcext:value-type="string">
            <text:p>--</text:p>
          </table:table-cell>
          <table:table-cell table:style-name="ce54" office:value-type="string" calcext:value-type="string">
            <text:p>1.12-6.342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84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Bibliocraft</text:p>
          </table:table-cell>
          <table:table-cell table:style-name="ce54" office:value-type="string" calcext:value-type="string">
            <text:p>1.11.5</text:p>
          </table:table-cell>
          <table:table-cell table:style-name="ce45" office:value-type="string" calcext:value-type="string">
            <text:p>V2.4.4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84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Solar Flux</text:p>
          </table:table-cell>
          <table:table-cell table:style-name="ce54" office:value-type="string" calcext:value-type="string">
            <text:p>1.7.10-0.8b</text:p>
          </table:table-cell>
          <table:table-cell table:style-name="ce45" office:value-type="string" calcext:value-type="string">
            <text:p>Too many requirements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84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Iron Chests</text:p>
          </table:table-cell>
          <table:table-cell table:style-name="ce54" office:value-type="string" calcext:value-type="string">
            <text:p>6.0.62 build 742</text:p>
          </table:table-cell>
          <table:table-cell table:style-name="ce45" office:value-type="string" calcext:value-type="string">
            <text:p>--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84" office:value-type="string" calcext:value-type="string">
            <text:p>Replaced by Metal Chests which is a more simple mod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FastCraft</text:p>
          </table:table-cell>
          <table:table-cell table:style-name="ce54" office:value-type="float" office:value="1.23" calcext:value-type="float">
            <text:p>1.23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fastcraft/files" xlink:type="simple">🔗</text:a></text:p>
          </table:table-cell>
          <table:table-cell table:style-name="ce84"/>
        </table:table-row>
        <table:table-row table:style-name="ro1">
          <table:covered-table-cell table:style-name="ce28"/>
          <table:table-cell table:style-name="ce40" office:value-type="string" calcext:value-type="string">
            <text:p>VoxelMap No Radar</text:p>
          </table:table-cell>
          <table:table-cell table:style-name="ce54" office:value-type="string" calcext:value-type="string">
            <text:p>1.7.10-1.0</text:p>
          </table:table-cell>
          <table:table-cell table:style-name="ce45" office:value-type="string" calcext:value-type="string">
            <text:p>Too many requirements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voxelmap/files" xlink:type="simple">🔗</text:a></text:p>
          </table:table-cell>
          <table:table-cell table:style-name="ce86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Not Enough Items</text:p>
          </table:table-cell>
          <table:table-cell table:style-name="ce55" office:value-type="string" calcext:value-type="string">
            <text:p>1.0.5.12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84" office:value-type="string" calcext:value-type="string">
            <text:p>Replaced with JEI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Thermal Shade</text:p>
          </table:table-cell>
          <table:table-cell table:style-name="ce54" office:value-type="string" calcext:value-type="string">
            <text:p>1.0.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84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Warp Book FV</text:p>
          </table:table-cell>
          <table:table-cell table:style-name="ce54" office:value-type="string" calcext:value-type="string">
            <text:p>2.0.36-FV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github.com/ferreusveritas/WarpBook" xlink:type="simple">🔗</text:a></text:p>
          </table:table-cell>
          <table:table-cell table:style-name="ce84"/>
        </table:table-row>
        <table:table-row table:style-name="ro1">
          <table:covered-table-cell table:style-name="ce28"/>
          <table:table-cell table:style-name="ce40" office:value-type="string" calcext:value-type="string">
            <text:p>Clienthax's ChocoCraft FV</text:p>
          </table:table-cell>
          <table:table-cell table:style-name="ce54" office:value-type="string" calcext:value-type="string">
            <text:p>4.1.6-FV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minecraft.curseforge.com/projects/chococraft/files" xlink:type="simple">🔗</text:a></text:p>
          </table:table-cell>
          <table:table-cell table:style-name="ce84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9"/>
          <table:table-cell table:style-name="ce41"/>
          <table:table-cell table:style-name="ce29" table:number-columns-repeated="2"/>
          <table:table-cell table:style-name="ce73"/>
          <table:table-cell table:style-name="ce73" table:formula="of:=SUM([.F2:.F88])" office:value-type="float" office:value="57" calcext:value-type="float">
            <text:p>57</text:p>
          </table:table-cell>
          <table:table-cell table:style-name="ce73"/>
          <table:table-cell table:style-name="ce41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65" office:value-type="string" calcext:value-type="string" table:number-columns-spanned="1" table:number-rows-spanned="6">
            <text:p>Legend</text:p>
          </table:table-cell>
          <table:table-cell table:style-name="ce66" office:value-type="string" calcext:value-type="string">
            <text:p>⬤</text:p>
          </table:table-cell>
          <table:table-cell table:style-name="ce66" table:number-columns-repeated="2"/>
          <table:table-cell table:style-name="ce84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72" office:value-type="string" calcext:value-type="string">
            <text:p>⬤</text:p>
          </table:table-cell>
          <table:table-cell table:style-name="ce72" table:number-columns-repeated="2"/>
          <table:table-cell table:style-name="ce84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70" office:value-type="string" calcext:value-type="string">
            <text:p>⬤</text:p>
          </table:table-cell>
          <table:table-cell table:style-name="ce70" table:number-columns-repeated="2"/>
          <table:table-cell table:style-name="ce84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71" office:value-type="string" calcext:value-type="string">
            <text:p>⬤</text:p>
          </table:table-cell>
          <table:table-cell table:style-name="ce71" table:number-columns-repeated="2"/>
          <table:table-cell table:style-name="ce84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69" office:value-type="string" calcext:value-type="string">
            <text:p>⬤</text:p>
          </table:table-cell>
          <table:table-cell table:style-name="ce69" table:number-columns-repeated="2"/>
          <table:table-cell table:style-name="ce84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67" office:value-type="string" calcext:value-type="string">
            <text:p>⬤</text:p>
          </table:table-cell>
          <table:table-cell table:style-name="ce67" table:number-columns-repeated="2"/>
          <table:table-cell table:style-name="ce84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7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56"/>
        <table:table-row table:style-name="ro1">
          <table:table-cell table:style-name="ce68" office:value-type="string" calcext:value-type="string">
            <text:p>Mod</text:p>
          </table:table-cell>
          <table:table-cell table:style-name="ce68" office:value-type="string" calcext:value-type="string">
            <text:p>Problem</text:p>
          </table:table-cell>
          <table:table-cell table:style-name="ce68" office:value-type="string" calcext:value-type="string">
            <text:p>Blame</text:p>
          </table:table-cell>
          <table:table-cell table:style-name="ce68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Rustic</text:p>
          </table:table-cell>
          <table:table-cell table:style-name="ce75" office:value-type="string" calcext:value-type="string">
            <text:p>Lattice doesn’t connect to fence/wall type blocks</text:p>
          </table:table-cell>
          <table:table-cell table:style-name="ce75" office:value-type="string" calcext:value-type="string">
            <text:p>Rustic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Project Red</text:p>
          </table:table-cell>
          <table:table-cell table:style-name="ce75" office:value-type="string" calcext:value-type="string">
            <text:p>Lights have broken texture on aura</text:p>
          </table:table-cell>
          <table:table-cell table:style-name="ce75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Dynamic Surroundings</text:p>
          </table:table-cell>
          <table:table-cell table:style-name="ce75" office:value-type="string" calcext:value-type="string">
            <text:p>Aurora Borealis is a grey blob under optifine</text:p>
          </table:table-cell>
          <table:table-cell table:style-name="ce75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6" office:value-type="string" calcext:value-type="string">
            <text:p>RF Rotors</text:p>
          </table:table-cell>
          <table:table-cell table:style-name="ce76" office:value-type="string" calcext:value-type="string">
            <text:p>RF Rotors mod is missing</text:p>
          </table:table-cell>
          <table:table-cell table:style-name="ce76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57" office:value-type="string" calcext:value-type="string">
            <text:p>⬤</text:p>
          </table:table-cell>
        </table:table-row>
      </table:table>
      <table:table table:name="Dimensions" table:style-name="ta1">
        <table:table-column table:style-name="co23" table:default-cell-style-name="ce92"/>
        <table:table-column table:style-name="co24" table:default-cell-style-name="ce94"/>
        <table:table-column table:style-name="co25" table:default-cell-style-name="ce96"/>
        <table:table-column table:style-name="co26" table:number-columns-repeated="5" table:default-cell-style-name="ce101"/>
        <table:table-row table:style-name="ro1">
          <table:table-cell office:value-type="string" calcext:value-type="string">
            <text:p>Id</text:p>
          </table:table-cell>
          <table:table-cell table:style-name="ce93" office:value-type="string" calcext:value-type="string">
            <text:p>Name</text:p>
          </table:table-cell>
          <table:table-cell table:style-name="ce95" office:value-type="string" calcext:value-type="string">
            <text:p>Description</text:p>
          </table:table-cell>
          <table:table-cell table:style-name="ce95" office:value-type="string" calcext:value-type="string">
            <text:p>Foliage</text:p>
          </table:table-cell>
          <table:table-cell table:style-name="ce95" office:value-type="string" calcext:value-type="string">
            <text:p>Grass</text:p>
          </table:table-cell>
          <table:table-cell table:style-name="ce95" office:value-type="string" calcext:value-type="string">
            <text:p>Sky</text:p>
          </table:table-cell>
          <table:table-cell table:style-name="ce95" office:value-type="string" calcext:value-type="string">
            <text:p>Fog</text:p>
          </table:table-cell>
          <table:table-cell table:style-name="ce95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97" office:value-type="string" calcext:value-type="string">
            <text:p>AEA42A</text:p>
          </table:table-cell>
          <table:table-cell table:style-name="ce108" office:value-type="string" calcext:value-type="string">
            <text:p>BFB755</text:p>
          </table:table-cell>
          <table:table-cell table:style-name="ce113" office:value-type="string" calcext:value-type="string">
            <text:p>000000</text:p>
          </table:table-cell>
          <table:table-cell table:style-name="ce122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98" office:value-type="string" calcext:value-type="string">
            <text:p>60AE2E</text:p>
          </table:table-cell>
          <table:table-cell table:style-name="ce109" office:value-type="string" calcext:value-type="string">
            <text:p>7FBF58</text:p>
          </table:table-cell>
          <table:table-cell table:style-name="ce117" office:value-type="string" calcext:value-type="string">
            <text:p>76A8FF</text:p>
          </table:table-cell>
          <table:table-cell table:style-name="ce123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99" office:value-type="string" calcext:value-type="string">
            <text:p>5BAB47</text:p>
          </table:table-cell>
          <table:table-cell table:style-name="ce110" office:value-type="string" calcext:value-type="string">
            <text:p>7CBD6C</text:p>
          </table:table-cell>
          <table:table-cell table:style-name="ce113" office:value-type="string" calcext:value-type="string">
            <text:p>000000</text:p>
          </table:table-cell>
          <table:table-cell table:style-name="ce124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100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102" office:value-type="string" calcext:value-type="string">
            <text:p>3BAFB2</text:p>
          </table:table-cell>
          <table:table-cell table:number-columns-repeated="2" table:style-name="ce118" office:value-type="string" calcext:value-type="string">
            <text:p>FFF478</text:p>
          </table:table-cell>
          <table:table-cell table:style-name="ce128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enugua</text:p>
          </table:table-cell>
          <table:table-cell office:value-type="string" calcext:value-type="string">
            <text:p>Terraforming Catastrophe(Wasteland)</text:p>
          </table:table-cell>
          <table:table-cell table:style-name="ce103" office:value-type="float" office:value="949471" calcext:value-type="float">
            <text:p>949471</text:p>
          </table:table-cell>
          <table:table-cell table:style-name="ce111" office:value-type="string" calcext:value-type="string">
            <text:p>A8A88B</text:p>
          </table:table-cell>
          <table:table-cell table:style-name="ce119" office:value-type="string" calcext:value-type="string">
            <text:p>CECEB6</text:p>
          </table:table-cell>
          <table:table-cell table:style-name="ce125" office:value-type="string" calcext:value-type="string">
            <text:p>E5E5D8</text:p>
          </table:table-cell>
          <table:table-cell table:style-name="ce129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104" office:value-type="string" calcext:value-type="string">
            <text:p>AEA42A</text:p>
          </table:table-cell>
          <table:table-cell table:style-name="ce108" office:value-type="string" calcext:value-type="string">
            <text:p>BFB755</text:p>
          </table:table-cell>
          <table:table-cell table:style-name="ce120" office:value-type="string" calcext:value-type="string">
            <text:p>FF8B2B</text:p>
          </table:table-cell>
          <table:table-cell table:style-name="ce126" office:value-type="string" calcext:value-type="string">
            <text:p>B47E52</text:p>
          </table:table-cell>
          <table:table-cell table:style-name="ce130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ying tropical islands</text:p>
          </table:table-cell>
          <table:table-cell table:style-name="ce105" office:value-type="string" calcext:value-type="string">
            <text:p>A13652</text:p>
          </table:table-cell>
          <table:table-cell table:style-name="ce112" office:value-type="string" calcext:value-type="string">
            <text:p>DB4B62</text:p>
          </table:table-cell>
          <table:table-cell table:style-name="ce121" office:value-type="string" calcext:value-type="string">
            <text:p>5AC4BA</text:p>
          </table:table-cell>
          <table:table-cell table:style-name="ce127" office:value-type="string" calcext:value-type="string">
            <text:p>B1DCBE</text:p>
          </table:table-cell>
          <table:table-cell table:style-name="ce131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106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creus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uvotica</text:p>
          </table:table-cell>
          <table:table-cell table:style-name="ce107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codreus</text:p>
          </table:table-cell>
          <table:table-cell table:style-name="ce107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Jesanus Void</text:p>
          </table:table-cell>
          <table:table-cell table:style-name="ce107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ctus</text:p>
          </table:table-cell>
          <table:table-cell table:style-name="Default" table:number-columns-repeated="5"/>
        </table:table-row>
      </table:table>
      <table:table table:name="Color Calc" table:style-name="ta1">
        <table:table-column table:style-name="co17" table:number-columns-repeated="2" table:default-cell-style-name="ce115"/>
        <table:table-column table:style-name="co17" table:default-cell-style-name="ce116"/>
        <table:table-column table:style-name="co18" table:default-cell-style-name="ce116"/>
        <table:table-column table:style-name="co19" table:number-columns-repeated="2" table:default-cell-style-name="ce116"/>
        <table:table-row table:style-name="ro1">
          <table:table-cell table:style-name="ce114" table:number-columns-repeated="2"/>
          <table:table-cell table:style-name="Default" table:number-columns-repeated="4"/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Color AEA42A for $Dimensions.$D$2" calcext:value-type="string">
            <text:p>Color AEA42A for $Dimensions.$D$2</text:p>
          </table:table-cell>
          <table:table-cell table:formula="of:=BGCOLORHEX([Dimensions.E2]; CELL(&quot;ADDRESS&quot;; [Dimensions.E2]))" office:value-type="string" office:string-value="Color BFB755 for $Dimensions.$E$2" calcext:value-type="string">
            <text:p>Color BFB755 for $Dimensions.$E$2</text:p>
          </table:table-cell>
          <table:table-cell table:formula="of:=BGCOLORHEX([Dimensions.F2]; CELL(&quot;ADDRESS&quot;; [Dimensions.F2]))" office:value-type="string" office:string-value="Color 000000 for $Dimensions.$F$2" calcext:value-type="string">
            <text:p>Color 000000 for $Dimensions.$F$2</text:p>
          </table:table-cell>
          <table:table-cell table:formula="of:=BGCOLORHEX([Dimensions.G2]; CELL(&quot;ADDRESS&quot;; [Dimensions.G2]))" office:value-type="string" office:string-value="Color 330707 for $Dimensions.$G$2" calcext:value-type="string">
            <text:p>Color 330707 for $Dimensions.$G$2</text:p>
          </table:table-cell>
          <table:table-cell table:formula="of:=BGCOLORHEX([Dimensions.H2]; CELL(&quot;ADDRESS&quot;; [Dimensions.H2]))" office:value-type="string" office:string-value="Color DDDDDD for $Dimensions.$H$2" calcext:value-type="string">
            <text:p>Color DDDDDD for $Dimensions.$H$2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Color 60AE2E for $Dimensions.$D$3" calcext:value-type="string">
            <text:p>Color 60AE2E for $Dimensions.$D$3</text:p>
          </table:table-cell>
          <table:table-cell table:formula="of:=BGCOLORHEX([Dimensions.E3]; CELL(&quot;ADDRESS&quot;; [Dimensions.E3]))" office:value-type="string" office:string-value="Color 7FBF58 for $Dimensions.$E$3" calcext:value-type="string">
            <text:p>Color 7FBF58 for $Dimensions.$E$3</text:p>
          </table:table-cell>
          <table:table-cell table:formula="of:=BGCOLORHEX([Dimensions.F3]; CELL(&quot;ADDRESS&quot;; [Dimensions.F3]))" office:value-type="string" office:string-value="Color 76A8FF for $Dimensions.$F$3" calcext:value-type="string">
            <text:p>Color 76A8FF for $Dimensions.$F$3</text:p>
          </table:table-cell>
          <table:table-cell table:formula="of:=BGCOLORHEX([Dimensions.G3]; CELL(&quot;ADDRESS&quot;; [Dimensions.G3]))" office:value-type="string" office:string-value="Color C0D7FF for $Dimensions.$G$3" calcext:value-type="string">
            <text:p>Color C0D7FF for $Dimensions.$G$3</text:p>
          </table:table-cell>
          <table:table-cell table:formula="of:=BGCOLORHEX([Dimensions.H3]; CELL(&quot;ADDRESS&quot;; [Dimensions.H3]))" office:value-type="string" office:string-value="Color DDDDDD for $Dimensions.$H$3" calcext:value-type="string">
            <text:p>Color DDDDDD for $Dimensions.$H$3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Color 5BAB47 for $Dimensions.$D$4" calcext:value-type="string">
            <text:p>Color 5BAB47 for $Dimensions.$D$4</text:p>
          </table:table-cell>
          <table:table-cell table:formula="of:=BGCOLORHEX([Dimensions.E4]; CELL(&quot;ADDRESS&quot;; [Dimensions.E4]))" office:value-type="string" office:string-value="Color 7CBD6C for $Dimensions.$E$4" calcext:value-type="string">
            <text:p>Color 7CBD6C for $Dimensions.$E$4</text:p>
          </table:table-cell>
          <table:table-cell table:formula="of:=BGCOLORHEX([Dimensions.F4]; CELL(&quot;ADDRESS&quot;; [Dimensions.F4]))" office:value-type="string" office:string-value="Color 000000 for $Dimensions.$F$4" calcext:value-type="string">
            <text:p>Color 000000 for $Dimensions.$F$4</text:p>
          </table:table-cell>
          <table:table-cell table:formula="of:=BGCOLORHEX([Dimensions.G4]; CELL(&quot;ADDRESS&quot;; [Dimensions.G4]))" office:value-type="string" office:string-value="Color 181318 for $Dimensions.$G$4" calcext:value-type="string">
            <text:p>Color 181318 for $Dimensions.$G$4</text:p>
          </table:table-cell>
          <table:table-cell table:formula="of:=BGCOLORHEX([Dimensions.H4]; CELL(&quot;ADDRESS&quot;; [Dimensions.H4]))" office:value-type="string" office:string-value="Color DDDDDD for $Dimensions.$H$4" calcext:value-type="string">
            <text:p>Color DDDDDD for $Dimensions.$H$4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Color FFFFFF for $Dimensions.$D$5" calcext:value-type="string">
            <text:p>Color FFFFFF for $Dimensions.$D$5</text:p>
          </table:table-cell>
          <table:table-cell table:formula="of:=BGCOLORHEX([Dimensions.E5]; CELL(&quot;ADDRESS&quot;; [Dimensions.E5]))" office:value-type="string" office:string-value="Color FFFFFF for $Dimensions.$E$5" calcext:value-type="string">
            <text:p>Color FFFFFF for $Dimensions.$E$5</text:p>
          </table:table-cell>
          <table:table-cell table:formula="of:=BGCOLORHEX([Dimensions.F5]; CELL(&quot;ADDRESS&quot;; [Dimensions.F5]))" office:value-type="string" office:string-value="Color FFFFFF for $Dimensions.$F$5" calcext:value-type="string">
            <text:p>Color FFFFFF for $Dimensions.$F$5</text:p>
          </table:table-cell>
          <table:table-cell table:formula="of:=BGCOLORHEX([Dimensions.G5]; CELL(&quot;ADDRESS&quot;; [Dimensions.G5]))" office:value-type="string" office:string-value="Color FFFFFF for $Dimensions.$G$5" calcext:value-type="string">
            <text:p>Color FFFFFF for $Dimensions.$G$5</text:p>
          </table:table-cell>
          <table:table-cell table:formula="of:=BGCOLORHEX([Dimensions.H5]; CELL(&quot;ADDRESS&quot;; [Dimensions.H5]))" office:value-type="string" office:string-value="Color FFFFFF for $Dimensions.$H$5" calcext:value-type="string">
            <text:p>Color FFFFFF for $Dimensions.$H$5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Color DDDDDD for $Dimensions.$D$6" calcext:value-type="string">
            <text:p>Color DDDDDD for $Dimensions.$D$6</text:p>
          </table:table-cell>
          <table:table-cell table:formula="of:=BGCOLORHEX([Dimensions.E6]; CELL(&quot;ADDRESS&quot;; [Dimensions.E6]))" office:value-type="string" office:string-value="Color DDDDDD for $Dimensions.$E$6" calcext:value-type="string">
            <text:p>Color DDDDDD for $Dimensions.$E$6</text:p>
          </table:table-cell>
          <table:table-cell table:formula="of:=BGCOLORHEX([Dimensions.F6]; CELL(&quot;ADDRESS&quot;; [Dimensions.F6]))" office:value-type="string" office:string-value="Color DDDDDD for $Dimensions.$F$6" calcext:value-type="string">
            <text:p>Color DDDDDD for $Dimensions.$F$6</text:p>
          </table:table-cell>
          <table:table-cell table:formula="of:=BGCOLORHEX([Dimensions.G6]; CELL(&quot;ADDRESS&quot;; [Dimensions.G6]))" office:value-type="string" office:string-value="Color DDDDDD for $Dimensions.$G$6" calcext:value-type="string">
            <text:p>Color DDDDDD for $Dimensions.$G$6</text:p>
          </table:table-cell>
          <table:table-cell table:formula="of:=BGCOLORHEX([Dimensions.H6]; CELL(&quot;ADDRESS&quot;; [Dimensions.H6]))" office:value-type="string" office:string-value="Color DDDDDD for $Dimensions.$H$6" calcext:value-type="string">
            <text:p>Color DDDDDD for $Dimensions.$H$6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Color DDDDDD for $Dimensions.$D$7" calcext:value-type="string">
            <text:p>Color DDDDDD for $Dimensions.$D$7</text:p>
          </table:table-cell>
          <table:table-cell table:formula="of:=BGCOLORHEX([Dimensions.E7]; CELL(&quot;ADDRESS&quot;; [Dimensions.E7]))" office:value-type="string" office:string-value="Color DDDDDD for $Dimensions.$E$7" calcext:value-type="string">
            <text:p>Color DDDDDD for $Dimensions.$E$7</text:p>
          </table:table-cell>
          <table:table-cell table:formula="of:=BGCOLORHEX([Dimensions.F7]; CELL(&quot;ADDRESS&quot;; [Dimensions.F7]))" office:value-type="string" office:string-value="Color DDDDDD for $Dimensions.$F$7" calcext:value-type="string">
            <text:p>Color DDDDDD for $Dimensions.$F$7</text:p>
          </table:table-cell>
          <table:table-cell table:formula="of:=BGCOLORHEX([Dimensions.G7]; CELL(&quot;ADDRESS&quot;; [Dimensions.G7]))" office:value-type="string" office:string-value="Color DDDDDD for $Dimensions.$G$7" calcext:value-type="string">
            <text:p>Color DDDDDD for $Dimensions.$G$7</text:p>
          </table:table-cell>
          <table:table-cell table:formula="of:=BGCOLORHEX([Dimensions.H7]; CELL(&quot;ADDRESS&quot;; [Dimensions.H7]))" office:value-type="string" office:string-value="Color DDDDDD for $Dimensions.$H$7" calcext:value-type="string">
            <text:p>Color DDDDDD for $Dimensions.$H$7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Color DDDDDD for $Dimensions.$D$8" calcext:value-type="string">
            <text:p>Color DDDDDD for $Dimensions.$D$8</text:p>
          </table:table-cell>
          <table:table-cell table:formula="of:=BGCOLORHEX([Dimensions.E8]; CELL(&quot;ADDRESS&quot;; [Dimensions.E8]))" office:value-type="string" office:string-value="Color DDDDDD for $Dimensions.$E$8" calcext:value-type="string">
            <text:p>Color DDDDDD for $Dimensions.$E$8</text:p>
          </table:table-cell>
          <table:table-cell table:formula="of:=BGCOLORHEX([Dimensions.F8]; CELL(&quot;ADDRESS&quot;; [Dimensions.F8]))" office:value-type="string" office:string-value="Color DDDDDD for $Dimensions.$F$8" calcext:value-type="string">
            <text:p>Color DDDDDD for $Dimensions.$F$8</text:p>
          </table:table-cell>
          <table:table-cell table:formula="of:=BGCOLORHEX([Dimensions.G8]; CELL(&quot;ADDRESS&quot;; [Dimensions.G8]))" office:value-type="string" office:string-value="Color DDDDDD for $Dimensions.$G$8" calcext:value-type="string">
            <text:p>Color DDDDDD for $Dimensions.$G$8</text:p>
          </table:table-cell>
          <table:table-cell table:formula="of:=BGCOLORHEX([Dimensions.H8]; CELL(&quot;ADDRESS&quot;; [Dimensions.H8]))" office:value-type="string" office:string-value="Color DDDDDD for $Dimensions.$H$8" calcext:value-type="string">
            <text:p>Color DDDDDD for $Dimensions.$H$8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Color DDDDDD for $Dimensions.$D$9" calcext:value-type="string">
            <text:p>Color DDDDDD for $Dimensions.$D$9</text:p>
          </table:table-cell>
          <table:table-cell table:formula="of:=BGCOLORHEX([Dimensions.E9]; CELL(&quot;ADDRESS&quot;; [Dimensions.E9]))" office:value-type="string" office:string-value="Color DDDDDD for $Dimensions.$E$9" calcext:value-type="string">
            <text:p>Color DDDDDD for $Dimensions.$E$9</text:p>
          </table:table-cell>
          <table:table-cell table:formula="of:=BGCOLORHEX([Dimensions.F9]; CELL(&quot;ADDRESS&quot;; [Dimensions.F9]))" office:value-type="string" office:string-value="Color DDDDDD for $Dimensions.$F$9" calcext:value-type="string">
            <text:p>Color DDDDDD for $Dimensions.$F$9</text:p>
          </table:table-cell>
          <table:table-cell table:formula="of:=BGCOLORHEX([Dimensions.G9]; CELL(&quot;ADDRESS&quot;; [Dimensions.G9]))" office:value-type="string" office:string-value="Color DDDDDD for $Dimensions.$G$9" calcext:value-type="string">
            <text:p>Color DDDDDD for $Dimensions.$G$9</text:p>
          </table:table-cell>
          <table:table-cell table:formula="of:=BGCOLORHEX([Dimensions.H9]; CELL(&quot;ADDRESS&quot;; [Dimensions.H9]))" office:value-type="string" office:string-value="Color DDDDDD for $Dimensions.$H$9" calcext:value-type="string">
            <text:p>Color DDDDDD for $Dimensions.$H$9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Color DDDDDD for $Dimensions.$D$10" calcext:value-type="string">
            <text:p>Color DDDDDD for $Dimensions.$D$10</text:p>
          </table:table-cell>
          <table:table-cell table:formula="of:=BGCOLORHEX([Dimensions.E10]; CELL(&quot;ADDRESS&quot;; [Dimensions.E10]))" office:value-type="string" office:string-value="Color DDDDDD for $Dimensions.$E$10" calcext:value-type="string">
            <text:p>Color DDDDDD for $Dimensions.$E$10</text:p>
          </table:table-cell>
          <table:table-cell table:formula="of:=BGCOLORHEX([Dimensions.F10]; CELL(&quot;ADDRESS&quot;; [Dimensions.F10]))" office:value-type="string" office:string-value="Color DDDDDD for $Dimensions.$F$10" calcext:value-type="string">
            <text:p>Color DDDDDD for $Dimensions.$F$10</text:p>
          </table:table-cell>
          <table:table-cell table:formula="of:=BGCOLORHEX([Dimensions.G10]; CELL(&quot;ADDRESS&quot;; [Dimensions.G10]))" office:value-type="string" office:string-value="Color DDDDDD for $Dimensions.$G$10" calcext:value-type="string">
            <text:p>Color DDDDDD for $Dimensions.$G$10</text:p>
          </table:table-cell>
          <table:table-cell table:formula="of:=BGCOLORHEX([Dimensions.H10]; CELL(&quot;ADDRESS&quot;; [Dimensions.H10]))" office:value-type="string" office:string-value="Color DDDDDD for $Dimensions.$H$10" calcext:value-type="string">
            <text:p>Color DDDDDD for $Dimensions.$H$10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Color 3BAFB2 for $Dimensions.$D$11" calcext:value-type="string">
            <text:p>Color 3BAFB2 for $Dimensions.$D$11</text:p>
          </table:table-cell>
          <table:table-cell table:formula="of:=BGCOLORHEX([Dimensions.E11]; CELL(&quot;ADDRESS&quot;; [Dimensions.E11]))" office:value-type="string" office:string-value="Color 3BAFB2 for $Dimensions.$E$11" calcext:value-type="string">
            <text:p>Color 3BAFB2 for $Dimensions.$E$11</text:p>
          </table:table-cell>
          <table:table-cell table:formula="of:=BGCOLORHEX([Dimensions.F11]; CELL(&quot;ADDRESS&quot;; [Dimensions.F11]))" office:value-type="string" office:string-value="Color FFF478 for $Dimensions.$F$11" calcext:value-type="string">
            <text:p>Color FFF478 for $Dimensions.$F$11</text:p>
          </table:table-cell>
          <table:table-cell table:formula="of:=BGCOLORHEX([Dimensions.G11]; CELL(&quot;ADDRESS&quot;; [Dimensions.G11]))" office:value-type="string" office:string-value="Color FFF478 for $Dimensions.$G$11" calcext:value-type="string">
            <text:p>Color FFF478 for $Dimensions.$G$11</text:p>
          </table:table-cell>
          <table:table-cell table:formula="of:=BGCOLORHEX([Dimensions.H11]; CELL(&quot;ADDRESS&quot;; [Dimensions.H11]))" office:value-type="string" office:string-value="Color 182F65 for $Dimensions.$H$11" calcext:value-type="string">
            <text:p>Color 182F65 for $Dimensions.$H$11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Color 949471 for $Dimensions.$D$12" calcext:value-type="string">
            <text:p>Color 949471 for $Dimensions.$D$12</text:p>
          </table:table-cell>
          <table:table-cell table:formula="of:=BGCOLORHEX([Dimensions.E12]; CELL(&quot;ADDRESS&quot;; [Dimensions.E12]))" office:value-type="string" office:string-value="Color A8A88B for $Dimensions.$E$12" calcext:value-type="string">
            <text:p>Color A8A88B for $Dimensions.$E$12</text:p>
          </table:table-cell>
          <table:table-cell table:formula="of:=BGCOLORHEX([Dimensions.F12]; CELL(&quot;ADDRESS&quot;; [Dimensions.F12]))" office:value-type="string" office:string-value="Color CECEB6 for $Dimensions.$F$12" calcext:value-type="string">
            <text:p>Color CECEB6 for $Dimensions.$F$12</text:p>
          </table:table-cell>
          <table:table-cell table:formula="of:=BGCOLORHEX([Dimensions.G12]; CELL(&quot;ADDRESS&quot;; [Dimensions.G12]))" office:value-type="string" office:string-value="Color E5E5D8 for $Dimensions.$G$12" calcext:value-type="string">
            <text:p>Color E5E5D8 for $Dimensions.$G$12</text:p>
          </table:table-cell>
          <table:table-cell table:formula="of:=BGCOLORHEX([Dimensions.H12]; CELL(&quot;ADDRESS&quot;; [Dimensions.H12]))" office:value-type="string" office:string-value="Color DCDCCB for $Dimensions.$H$12" calcext:value-type="string">
            <text:p>Color DCDCCB for $Dimensions.$H$12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Color AEA42A for $Dimensions.$D$13" calcext:value-type="string">
            <text:p>Color AEA42A for $Dimensions.$D$13</text:p>
          </table:table-cell>
          <table:table-cell table:formula="of:=BGCOLORHEX([Dimensions.E13]; CELL(&quot;ADDRESS&quot;; [Dimensions.E13]))" office:value-type="string" office:string-value="Color BFB755 for $Dimensions.$E$13" calcext:value-type="string">
            <text:p>Color BFB755 for $Dimensions.$E$13</text:p>
          </table:table-cell>
          <table:table-cell table:formula="of:=BGCOLORHEX([Dimensions.F13]; CELL(&quot;ADDRESS&quot;; [Dimensions.F13]))" office:value-type="string" office:string-value="Color FF8B2B for $Dimensions.$F$13" calcext:value-type="string">
            <text:p>Color FF8B2B for $Dimensions.$F$13</text:p>
          </table:table-cell>
          <table:table-cell table:formula="of:=BGCOLORHEX([Dimensions.G13]; CELL(&quot;ADDRESS&quot;; [Dimensions.G13]))" office:value-type="string" office:string-value="Color B47E52 for $Dimensions.$G$13" calcext:value-type="string">
            <text:p>Color B47E52 for $Dimensions.$G$13</text:p>
          </table:table-cell>
          <table:table-cell table:formula="of:=BGCOLORHEX([Dimensions.H13]; CELL(&quot;ADDRESS&quot;; [Dimensions.H13]))" office:value-type="string" office:string-value="Color FFCA6B for $Dimensions.$H$13" calcext:value-type="string">
            <text:p>Color FFCA6B for $Dimensions.$H$13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Color DDDDDD for $Dimensions.$D$14" calcext:value-type="string">
            <text:p>Color DDDDDD for $Dimensions.$D$14</text:p>
          </table:table-cell>
          <table:table-cell table:formula="of:=BGCOLORHEX([Dimensions.E14]; CELL(&quot;ADDRESS&quot;; [Dimensions.E14]))" office:value-type="string" office:string-value="Color DDDDDD for $Dimensions.$E$14" calcext:value-type="string">
            <text:p>Color DDDDDD for $Dimensions.$E$14</text:p>
          </table:table-cell>
          <table:table-cell table:formula="of:=BGCOLORHEX([Dimensions.F14]; CELL(&quot;ADDRESS&quot;; [Dimensions.F14]))" office:value-type="string" office:string-value="Color DDDDDD for $Dimensions.$F$14" calcext:value-type="string">
            <text:p>Color DDDDDD for $Dimensions.$F$14</text:p>
          </table:table-cell>
          <table:table-cell table:formula="of:=BGCOLORHEX([Dimensions.G14]; CELL(&quot;ADDRESS&quot;; [Dimensions.G14]))" office:value-type="string" office:string-value="Color DDDDDD for $Dimensions.$G$14" calcext:value-type="string">
            <text:p>Color DDDDDD for $Dimensions.$G$14</text:p>
          </table:table-cell>
          <table:table-cell table:formula="of:=BGCOLORHEX([Dimensions.H14]; CELL(&quot;ADDRESS&quot;; [Dimensions.H14]))" office:value-type="string" office:string-value="Color DDDDDD for $Dimensions.$H$14" calcext:value-type="string">
            <text:p>Color DDDDDD for $Dimensions.$H$14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Color A13652 for $Dimensions.$D$15" calcext:value-type="string">
            <text:p>Color A13652 for $Dimensions.$D$15</text:p>
          </table:table-cell>
          <table:table-cell table:formula="of:=BGCOLORHEX([Dimensions.E15]; CELL(&quot;ADDRESS&quot;; [Dimensions.E15]))" office:value-type="string" office:string-value="Color DB4B62 for $Dimensions.$E$15" calcext:value-type="string">
            <text:p>Color DB4B62 for $Dimensions.$E$15</text:p>
          </table:table-cell>
          <table:table-cell table:formula="of:=BGCOLORHEX([Dimensions.F15]; CELL(&quot;ADDRESS&quot;; [Dimensions.F15]))" office:value-type="string" office:string-value="Color 5AC4BA for $Dimensions.$F$15" calcext:value-type="string">
            <text:p>Color 5AC4BA for $Dimensions.$F$15</text:p>
          </table:table-cell>
          <table:table-cell table:formula="of:=BGCOLORHEX([Dimensions.G15]; CELL(&quot;ADDRESS&quot;; [Dimensions.G15]))" office:value-type="string" office:string-value="Color B1DCBE for $Dimensions.$G$15" calcext:value-type="string">
            <text:p>Color B1DCBE for $Dimensions.$G$15</text:p>
          </table:table-cell>
          <table:table-cell table:formula="of:=BGCOLORHEX([Dimensions.H15]; CELL(&quot;ADDRESS&quot;; [Dimensions.H15]))" office:value-type="string" office:string-value="Color E6F2DE for $Dimensions.$H$15" calcext:value-type="string">
            <text:p>Color E6F2DE for $Dimensions.$H$15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Color DDDDDD for $Dimensions.$D$16" calcext:value-type="string">
            <text:p>Color DDDDDD for $Dimensions.$D$16</text:p>
          </table:table-cell>
          <table:table-cell table:formula="of:=BGCOLORHEX([Dimensions.E16]; CELL(&quot;ADDRESS&quot;; [Dimensions.E16]))" office:value-type="string" office:string-value="Color DDDDDD for $Dimensions.$E$16" calcext:value-type="string">
            <text:p>Color DDDDDD for $Dimensions.$E$16</text:p>
          </table:table-cell>
          <table:table-cell table:formula="of:=BGCOLORHEX([Dimensions.F16]; CELL(&quot;ADDRESS&quot;; [Dimensions.F16]))" office:value-type="string" office:string-value="Color DDDDDD for $Dimensions.$F$16" calcext:value-type="string">
            <text:p>Color DDDDDD for $Dimensions.$F$16</text:p>
          </table:table-cell>
          <table:table-cell table:formula="of:=BGCOLORHEX([Dimensions.G16]; CELL(&quot;ADDRESS&quot;; [Dimensions.G16]))" office:value-type="string" office:string-value="Color DDDDDD for $Dimensions.$G$16" calcext:value-type="string">
            <text:p>Color DDDDDD for $Dimensions.$G$16</text:p>
          </table:table-cell>
          <table:table-cell table:formula="of:=BGCOLORHEX([Dimensions.H16]; CELL(&quot;ADDRESS&quot;; [Dimensions.H16]))" office:value-type="string" office:string-value="Color DDDDDD for $Dimensions.$H$16" calcext:value-type="string">
            <text:p>Color DDDDDD for $Dimensions.$H$16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Color DDDDDD for $Dimensions.$D$17" calcext:value-type="string">
            <text:p>Color DDDDDD for $Dimensions.$D$17</text:p>
          </table:table-cell>
          <table:table-cell table:formula="of:=BGCOLORHEX([Dimensions.E17]; CELL(&quot;ADDRESS&quot;; [Dimensions.E17]))" office:value-type="string" office:string-value="Color DDDDDD for $Dimensions.$E$17" calcext:value-type="string">
            <text:p>Color DDDDDD for $Dimensions.$E$17</text:p>
          </table:table-cell>
          <table:table-cell table:formula="of:=BGCOLORHEX([Dimensions.F17]; CELL(&quot;ADDRESS&quot;; [Dimensions.F17]))" office:value-type="string" office:string-value="Color DDDDDD for $Dimensions.$F$17" calcext:value-type="string">
            <text:p>Color DDDDDD for $Dimensions.$F$17</text:p>
          </table:table-cell>
          <table:table-cell table:formula="of:=BGCOLORHEX([Dimensions.G17]; CELL(&quot;ADDRESS&quot;; [Dimensions.G17]))" office:value-type="string" office:string-value="Color DDDDDD for $Dimensions.$G$17" calcext:value-type="string">
            <text:p>Color DDDDDD for $Dimensions.$G$17</text:p>
          </table:table-cell>
          <table:table-cell table:formula="of:=BGCOLORHEX([Dimensions.H17]; CELL(&quot;ADDRESS&quot;; [Dimensions.H17]))" office:value-type="string" office:string-value="Color DDDDDD for $Dimensions.$H$17" calcext:value-type="string">
            <text:p>Color DDDDDD for $Dimensions.$H$17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Color DDDDDD for $Dimensions.$D$18" calcext:value-type="string">
            <text:p>Color DDDDDD for $Dimensions.$D$18</text:p>
          </table:table-cell>
          <table:table-cell table:formula="of:=BGCOLORHEX([Dimensions.E18]; CELL(&quot;ADDRESS&quot;; [Dimensions.E18]))" office:value-type="string" office:string-value="Color DDDDDD for $Dimensions.$E$18" calcext:value-type="string">
            <text:p>Color DDDDDD for $Dimensions.$E$18</text:p>
          </table:table-cell>
          <table:table-cell table:formula="of:=BGCOLORHEX([Dimensions.F18]; CELL(&quot;ADDRESS&quot;; [Dimensions.F18]))" office:value-type="string" office:string-value="Color DDDDDD for $Dimensions.$F$18" calcext:value-type="string">
            <text:p>Color DDDDDD for $Dimensions.$F$18</text:p>
          </table:table-cell>
          <table:table-cell table:formula="of:=BGCOLORHEX([Dimensions.G18]; CELL(&quot;ADDRESS&quot;; [Dimensions.G18]))" office:value-type="string" office:string-value="Color DDDDDD for $Dimensions.$G$18" calcext:value-type="string">
            <text:p>Color DDDDDD for $Dimensions.$G$18</text:p>
          </table:table-cell>
          <table:table-cell table:formula="of:=BGCOLORHEX([Dimensions.H18]; CELL(&quot;ADDRESS&quot;; [Dimensions.H18]))" office:value-type="string" office:string-value="Color DDDDDD for $Dimensions.$H$18" calcext:value-type="string">
            <text:p>Color DDDDDD for $Dimensions.$H$18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Color DDDDDD for $Dimensions.$D$19" calcext:value-type="string">
            <text:p>Color DDDDDD for $Dimensions.$D$19</text:p>
          </table:table-cell>
          <table:table-cell table:formula="of:=BGCOLORHEX([Dimensions.E19]; CELL(&quot;ADDRESS&quot;; [Dimensions.E19]))" office:value-type="string" office:string-value="Color DDDDDD for $Dimensions.$E$19" calcext:value-type="string">
            <text:p>Color DDDDDD for $Dimensions.$E$19</text:p>
          </table:table-cell>
          <table:table-cell table:formula="of:=BGCOLORHEX([Dimensions.F19]; CELL(&quot;ADDRESS&quot;; [Dimensions.F19]))" office:value-type="string" office:string-value="Color DDDDDD for $Dimensions.$F$19" calcext:value-type="string">
            <text:p>Color DDDDDD for $Dimensions.$F$19</text:p>
          </table:table-cell>
          <table:table-cell table:formula="of:=BGCOLORHEX([Dimensions.G19]; CELL(&quot;ADDRESS&quot;; [Dimensions.G19]))" office:value-type="string" office:string-value="Color DDDDDD for $Dimensions.$G$19" calcext:value-type="string">
            <text:p>Color DDDDDD for $Dimensions.$G$19</text:p>
          </table:table-cell>
          <table:table-cell table:formula="of:=BGCOLORHEX([Dimensions.H19]; CELL(&quot;ADDRESS&quot;; [Dimensions.H19]))" office:value-type="string" office:string-value="Color DDDDDD for $Dimensions.$H$19" calcext:value-type="string">
            <text:p>Color DDDDDD for $Dimensions.$H$19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20:39:55.592968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10-03T20:56:33.576912204</dc:date>
    <meta:editing-duration>P8DT16H54M45S</meta:editing-duration>
    <meta:editing-cycles>759</meta:editing-cycles>
    <meta:generator>LibreOffice/5.1.6.2$Linux_X86_64 LibreOffice_project/10m0$Build-2</meta:generator>
    <meta:document-statistic meta:table-count="4" meta:cell-count="89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